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4.249cm" style:rel-column-width="16383*"/>
    </style:style>
    <style:style style:name="Tabla1.A1" style:family="table-cell">
      <style:table-cell-properties fo:background-color="#ffb6c1">
        <style:background-image/>
      </style:table-cell-properties>
    </style:style>
    <style:style style:name="Tabla1.A2" style:family="table-cell">
      <style:table-cell-properties fo:background-color="#dcdcdc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fo:color="#000000" loext:opacity="100%" style:text-underline-style="non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officeooo:rsid="00040daf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style:font-name="Liberation Serif" fo:font-size="12pt" fo:font-style="italic" style:text-underline-style="none" fo:font-weight="normal" style:text-blinking="false"/>
    </style:style>
    <style:style style:name="T5" style:family="text">
      <style:text-properties fo:font-variant="normal" fo:text-transform="none" style:text-line-through-style="none" style:text-line-through-type="none" style:font-name="Liberation Serif" fo:font-size="12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Liberation Serif" fo:font-size="12pt" fo:font-style="italic" fo:font-weight="normal" style:text-blinking="false"/>
    </style:style>
    <style:style style:name="T7" style:family="text">
      <style:text-properties fo:font-variant="normal" fo:text-transform="none" style:text-line-through-style="none" style:text-line-through-type="none" style:text-underline-style="none" style:text-blinking="false"/>
    </style:style>
    <style:style style:name="T8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4"/>
        <table:table-row>
          <table:table-cell table:style-name="Tabla1.A1" table:number-columns-spanned="4" office:value-type="string">
            <text:p text:style-name="P1">Tipus de Llicències de Software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"><text:span text:style-name="T6">CopyRight</text:span></text:p>
          </table:table-cell>
          <table:table-cell table:style-name="Tabla1.A2" office:value-type="string">
            <text:p text:style-name="P2"><text:span text:style-name="T6">Copyleft</text:span></text:p>
          </table:table-cell>
          <table:table-cell table:style-name="Tabla1.A2" office:value-type="string">
            <text:p text:style-name="P2"><text:span text:style-name="T6">Open Source</text:span></text:p>
          </table:table-cell>
          <table:table-cell table:style-name="Tabla1.A2" office:value-type="string">
            <text:p text:style-name="P2"><text:span text:style-name="T6">Creative Common</text:span></text:p>
          </table:table-cell>
        </table:table-row>
        <table:table-row>
          <table:table-cell table:style-name="Tabla1.A2" office:value-type="string">
            <text:p text:style-name="P2"><text:span text:style-name="T6">Propietari</text:span></text:p>
          </table:table-cell>
          <table:table-cell table:style-name="Tabla1.A2" office:value-type="string">
            <text:p text:style-name="P2"><text:span text:style-name="T6">FreeSoftware</text:span></text:p>
          </table:table-cell>
          <table:table-cell table:style-name="Tabla1.A2" office:value-type="string">
            <text:p text:style-name="P2"><text:span text:style-name="T9"><text:s/></text:span><text:span text:style-name="T6">Apache</text:span></text:p>
          </table:table-cell>
          <table:table-cell table:style-name="Tabla1.A2" office:value-type="string">
            <text:p text:style-name="P2"><text:span text:style-name="T6">CC BY</text:span></text:p>
          </table:table-cell>
        </table:table-row>
        <table:table-row>
          <table:table-cell table:style-name="Tabla1.A2" office:value-type="string">
            <text:p text:style-name="P2"><text:span text:style-name="T6">Freeware</text:span></text:p>
          </table:table-cell>
          <table:table-cell table:style-name="Tabla1.A2" office:value-type="string">
            <text:p text:style-name="P2"><text:span text:style-name="T9">…</text:span></text:p>
          </table:table-cell>
          <table:table-cell table:style-name="Tabla1.A2" office:value-type="string">
            <text:p text:style-name="P2"><text:span text:style-name="T6">MIT</text:span></text:p>
          </table:table-cell>
          <table:table-cell table:style-name="Tabla1.A2" office:value-type="string">
            <text:p text:style-name="P2"><text:span text:style-name="T6">CC BY-SA</text:span></text:p>
          </table:table-cell>
        </table:table-row>
        <table:table-row>
          <table:table-cell table:style-name="Tabla1.A2" office:value-type="string">
            <text:p text:style-name="P2"><text:span text:style-name="T6">Shareware</text:span></text:p>
          </table:table-cell>
          <table:table-cell table:style-name="Tabla1.A2" office:value-type="string">
            <text:p text:style-name="P2"><text:span text:style-name="T9"><text:s/>…</text:span></text:p>
          </table:table-cell>
          <table:table-cell table:style-name="Tabla1.A2" office:value-type="string">
            <text:p text:style-name="P2"><text:span text:style-name="T9"><text:s/></text:span><text:span text:style-name="T6">BSD</text:span></text:p>
          </table:table-cell>
          <table:table-cell table:style-name="Tabla1.A2" office:value-type="string">
            <text:p text:style-name="P2"><text:span text:style-name="T9"><text:s/></text:span><text:span text:style-name="T6">CC BY-NC</text:span></text:p>
          </table:table-cell>
        </table:table-row>
        <table:table-row>
          <table:table-cell table:style-name="Tabla1.A2" office:value-type="string">
            <text:p text:style-name="P2"><text:span text:style-name="T6">Freemium</text:span></text:p>
          </table:table-cell>
          <table:table-cell table:style-name="Tabla1.A2" office:value-type="string">
            <text:p text:style-name="P2"><text:span text:style-name="T9"><text:s/>…</text:span></text:p>
          </table:table-cell>
          <table:table-cell table:style-name="Tabla1.A2" office:value-type="string">
            <text:p text:style-name="P2"><text:span text:style-name="T9"><text:s/></text:span><text:span text:style-name="T6">GNU</text:span></text:p>
          </table:table-cell>
          <table:table-cell table:style-name="Tabla1.A2" office:value-type="string">
            <text:p text:style-name="P2"><text:span text:style-name="T9"><text:s/></text:span><text:span text:style-name="T6">CC BY-NC-SA</text:span></text:p>
          </table:table-cell>
        </table:table-row>
        <table:table-row>
          <table:table-cell table:style-name="Tabla1.A2" office:value-type="string">
            <text:p text:style-name="P2"><text:span text:style-name="T6">Trade secret</text:span></text:p>
          </table:table-cell>
          <table:table-cell table:style-name="Tabla1.A2" office:value-type="string">
            <text:p text:style-name="P2"><text:span text:style-name="T9">…</text:span></text:p>
          </table:table-cell>
          <table:table-cell table:style-name="Tabla1.A2" office:value-type="string">
            <text:p text:style-name="P2"><text:span text:style-name="T6">Mozilla</text:span></text:p>
          </table:table-cell>
          <table:table-cell table:style-name="Tabla1.A2" office:value-type="string">
            <text:p text:style-name="P2"><text:span text:style-name="T9"><text:s/></text:span><text:span text:style-name="T6">CC BY-ND</text:span></text:p>
          </table:table-cell>
        </table:table-row>
        <table:table-row>
          <table:table-cell table:style-name="Tabla1.A2" office:value-type="string">
            <text:p text:style-name="P2"><text:span text:style-name="T9">…</text:span></text:p>
          </table:table-cell>
          <table:table-cell table:style-name="Tabla1.A2" office:value-type="string">
            <text:p text:style-name="P2"><text:span text:style-name="T9"><text:s/>…</text:span></text:p>
          </table:table-cell>
          <table:table-cell table:style-name="Tabla1.A2" office:value-type="string">
            <text:p text:style-name="P2"><text:span text:style-name="T9"><text:s/></text:span><text:span text:style-name="T6">Academic</text:span></text:p>
          </table:table-cell>
          <table:table-cell table:style-name="Tabla1.A2" office:value-type="string">
            <text:p text:style-name="P2"><text:span text:style-name="T9"><text:s/></text:span><text:span text:style-name="T6">CC BY-NC-ND</text:span>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0:02:11.677062625</meta:creation-date>
    <dc:date>2022-12-01T10:26:09.833353333</dc:date>
    <meta:editing-duration>PT3M48S</meta:editing-duration>
    <meta:editing-cycles>1</meta:editing-cycles>
    <meta:document-statistic meta:table-count="1" meta:image-count="0" meta:object-count="0" meta:page-count="1" meta:paragraph-count="30" meta:word-count="42" meta:character-count="232" meta:non-whitespace-character-count="207"/>
    <meta:generator>LibreOffice/7.3.7.2$Linux_X86_64 LibreOffice_project/30$Build-2</meta:generator>
  </office:meta>
</office:document-meta>
</file>